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Sebastiáne,</text:p>
      <text:p text:style-name="Normal">v den svatého Valentýna vzpomínám na to, jak nás oba spojuje zvířecí znamení Střelce. Je to jako bychom byli dva lučištníci, kteří současně vypustili šípy lásky a přátelství k neznámému cíli. Tvoje neochvějná determinace a optimismus, tajemně umocněné darováním anděla strážného Raziele, jsou jako pradávné šifry, které jen my dva můžeme společně rozluštit.</text:p>
      <text:p text:style-name="Normal">Ačkoliv každý z nás putuje svou vlastní cestou plnou odhalení a tajemství, je útěchou vědět, že sdílíme stejný zvěrokruh. Toto spojení nás navádí a provází jako hvězdy na noční obloze, a i když naše cesty mohou jít různými směry, střelci jako my nikdy neztrácejí z očí svůj cíl ani nerozluštěné záhady, které nás čekají. Měj krásný Valentýn!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